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bdbec0" draw:textarea-horizontal-align="left" draw:textarea-vertical-align="bottom"/>
    </style:style>
    <style:style style:name="gr2" style:family="graphic" style:parent-style-name="standard">
      <style:graphic-properties draw:fill="solid" draw:fill-color="#f8d583" draw:textarea-horizontal-align="justify" draw:textarea-vertical-align="middle" draw:auto-grow-height="false" fo:padding-left="0.254cm"/>
    </style:style>
    <style:style style:name="gr3" style:family="graphic" style:parent-style-name="standard">
      <style:graphic-properties draw:fill="solid" draw:fill-color="#a3b8cb" draw:textarea-horizontal-align="center" draw:textarea-vertical-align="middle"/>
    </style:style>
    <style:style style:name="gr4" style:family="graphic" style:parent-style-name="standard">
      <style:graphic-properties draw:fill="solid" draw:fill-color="#bdbec0" draw:textarea-horizontal-align="left" draw:textarea-vertical-align="top"/>
    </style:style>
    <style:style style:name="gr5" style:family="graphic" style:parent-style-name="standard">
      <style:graphic-properties draw:fill="solid" draw:fill-color="#f8d58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9.848cm" svg:height="5.094cm" svg:x="3.381cm" svg:y="14.386cm">
          <text:p text:style-name="P1">Server 1</text:p>
        </draw:rect>
        <draw:custom-shape draw:style-name="gr2" draw:text-style-name="P1" draw:layer="layout" svg:width="9.22cm" svg:height="1.29cm" svg:x="3.711cm" svg:y="14.752cm">
          <text:p text:style-name="P1">Wonderland Protocol</text:p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4.101cm" svg:height="1.455cm" svg:x="3.744cm" svg:y="16.439cm">
          <text:p text:style-name="P1">Connection 1<text:line-break/>Handler</text:p>
        </draw:rect>
        <draw:rect draw:style-name="gr3" draw:text-style-name="P2" draw:layer="layout" svg:width="4.101cm" svg:height="1.455cm" svg:x="8.805cm" svg:y="16.44cm">
          <text:p text:style-name="P1">Connection 2<text:line-break/>Handler</text:p>
        </draw:rect>
        <draw:rect draw:style-name="gr1" draw:text-style-name="P1" draw:layer="layout" svg:width="9.848cm" svg:height="5.094cm" svg:x="14.494cm" svg:y="14.386cm">
          <text:p text:style-name="P1">Server 2</text:p>
        </draw:rect>
        <draw:custom-shape draw:style-name="gr2" draw:text-style-name="P1" draw:layer="layout" svg:width="9.22cm" svg:height="1.29cm" svg:x="14.824cm" svg:y="14.752cm">
          <text:p text:style-name="P1">Wonderland Protocol</text:p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4.101cm" svg:height="1.455cm" svg:x="14.857cm" svg:y="16.439cm">
          <text:p text:style-name="P1">Connection 1<text:line-break/>Handler</text:p>
        </draw:rect>
        <draw:rect draw:style-name="gr3" draw:text-style-name="P2" draw:layer="layout" svg:width="4.101cm" svg:height="1.455cm" svg:x="19.918cm" svg:y="16.44cm">
          <text:p text:style-name="P1">Connection 3<text:line-break/>Handler</text:p>
        </draw:rect>
        <draw:rect draw:style-name="gr4" draw:text-style-name="P1" draw:layer="layout" svg:width="21.035cm" svg:height="4.597cm" svg:x="3.34cm" svg:y="4.531cm">
          <text:p text:style-name="P1">Client</text:p>
        </draw:rect>
        <draw:custom-shape draw:style-name="gr2" draw:text-style-name="P1" draw:layer="layout" svg:width="6.448cm" svg:height="1.29cm" svg:x="3.54cm" svg:y="7.575cm">
          <text:p text:style-name="P1">3DClientSession</text:p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3.135cm" svg:height="1.455cm" svg:x="3.546cm" svg:y="5.824cm">
          <text:p text:style-name="P3"><text:span text:style-name="T1">Connection 1</text:span></text:p>
        </draw:rect>
        <draw:rect draw:style-name="gr3" draw:text-style-name="P4" draw:layer="layout" svg:width="3.135cm" svg:height="1.455cm" svg:x="6.854cm" svg:y="5.825cm">
          <text:p text:style-name="P3"><text:span text:style-name="T1">Connection 2</text:span></text:p>
        </draw:rect>
        <draw:custom-shape draw:style-name="gr5" draw:text-style-name="P2" draw:layer="layout" svg:width="1.455cm" svg:height="5.457cm" svg:x="6.231cm" svg:y="9.094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3.702cm" svg:height="1.717cm" svg:x="7.223cm" svg:y="10.914cm">
          <draw:text-box>
            <text:p text:style-name="P5">Session</text:p>
            <text:p text:style-name="P5">Connection</text:p>
          </draw:text-box>
        </draw:frame>
        <draw:custom-shape draw:style-name="gr5" draw:text-style-name="P2" draw:layer="layout" svg:width="1.455cm" svg:height="5.457cm" svg:x="14.486cm" svg:y="9.095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3.702cm" svg:height="1.717cm" svg:x="15.478cm" svg:y="10.915cm">
          <draw:text-box>
            <text:p text:style-name="P5">Session</text:p>
            <text:p text:style-name="P5">Connection</text:p>
          </draw:text-box>
        </draw:frame>
        <draw:custom-shape draw:style-name="gr5" draw:text-style-name="P2" draw:layer="layout" svg:width="1.455cm" svg:height="5.457cm" svg:x="19.581cm" svg:y="9.095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3.702cm" svg:height="1.717cm" svg:x="20.573cm" svg:y="10.915cm">
          <draw:text-box>
            <text:p text:style-name="P5">Session</text:p>
            <text:p text:style-name="P5">Connection</text:p>
          </draw:text-box>
        </draw:frame>
        <draw:rect draw:style-name="gr3" draw:text-style-name="P4" draw:layer="layout" svg:width="3.135cm" svg:height="1.455cm" svg:x="11.087cm" svg:y="5.825cm">
          <text:p text:style-name="P3"><text:span text:style-name="T1">Connection 1</text:span></text:p>
        </draw:rect>
        <draw:custom-shape draw:style-name="gr2" draw:text-style-name="P1" draw:layer="layout" svg:width="6.448cm" svg:height="1.29cm" svg:x="11.081cm" svg:y="7.575cm">
          <text:p text:style-name="P1">PortalSes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8cm" svg:height="1.29cm" svg:x="17.695cm" svg:y="7.575cm">
          <text:p text:style-name="P1">UpdateSession</text:p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3.135cm" svg:height="1.455cm" svg:x="17.768cm" svg:y="5.824cm">
          <text:p text:style-name="P3"><text:span text:style-name="T1">Connection 1</text:span></text:p>
        </draw:rect>
        <draw:rect draw:style-name="gr3" draw:text-style-name="P4" draw:layer="layout" svg:width="3.135cm" svg:height="1.455cm" svg:x="21.076cm" svg:y="5.825cm">
          <text:p text:style-name="P3"><text:span text:style-name="T1">Connection 3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Jonathan Kaplan</meta:initial-creator>
    <meta:creation-date>2008-08-19T09:16:33</meta:creation-date>
    <dc:creator>Jonathan Kaplan</dc:creator>
    <dc:date>2008-08-19T09:31:05</dc:date>
    <dc:language>en-US</dc:language>
    <meta:editing-cycles>2</meta:editing-cycles>
    <meta:editing-duration>PT14M3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